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en" fo:country="US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nexe au compte rendu d’activités</text:p>
      <text:p text:style-name="P1">de Michaël Ory</text:p>
      <text:p text:style-name="P1">du 26/08/2013 au 30/08/2013</text:p>
      <text:p text:style-name="Standard"/>
      <text:p text:style-name="Standard"/>
      <text:p text:style-name="P2">Les <text:span text:style-name="T2">S</text:span><text:span text:style-name="T3">ystemProperties</text:span></text:p>
      <text:p text:style-name="Standard">Déplacement du code de vérification de la contrainte dans la clef (pour rappel : les contraintes sont stockées dans une map GS).</text:p>
      <text:p text:style-name="Standard">Cette modification a permis de simplifier l'appel de la méthode de vérification de la contrainte et donc de simplifier la méthode <text:span text:style-name="T2">checkConctraints</text:span>.</text:p>
      <text:p text:style-name="Standard"/>
      <text:p text:style-name="Standard">Implémentation des <text:span text:style-name="T3">system</text:span> <text:span text:style-name="T3">property</text:span><text:span text:style-name="T2"> </text:span>: ReferentialIntigrity, CascadeRemove.</text:p>
      <text:p text:style-name="Standard"/>
      <text:p text:style-name="Standard">En ce qui concerne la propriété Multidirectional, après réflexion sur les fonctionnalités de GS, il a été décidé que :</text:p>
      <text:p text:style-name="P1">Tout nœud structurel est multidirectionnel,</text:p>
      <text:p text:style-name="P1">les nœuds concrets sont interrogés en passant la position.</text:p>
      <text:p text:style-name="Standard"/>
      <text:p text:style-name="Standard">Modification des implémentations et des tests en conséquence.</text:p>
      <text:p text:style-name="Standard"/>
      <text:p text:style-name="Standard">En ce qui concerne la propriété NoInheritance, après réflexion sur le comportement attendu par GS, il a été décidé de ne pas la mettre en tant que clef (comme pour les autres <text:span text:style-name="T3">system</text:span> <text:span text:style-name="T3">property</text:span>) mais de créer un Type. Tout nœud voulant « casser » l'héritage doit étendre ce dernier.</text:p>
      <text:p text:style-name="Standard">Modification des implémentations en conséquence.</text:p>
      <text:p text:style-name="Standard"/>
      <text:p text:style-name="P2">Autre améliorations</text:p>
      <text:p text:style-name="Standard"><text:span text:style-name="T1">Suite à la décision sur la multidirectionnalité : f</text:span>actorisation des itérateurs <text:span text:style-name="T2">concreteIterator</text:span> et <text:span text:style-name="T2">StructuralIterator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roid Sans Fallback" style:font-size-asian="24pt" style:font-weight-asian="bold" style:font-name-complex="Lohit Hindi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3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8T11:24:46</meta:creation-date>
    <dc:date>2013-10-14T11:33:59</dc:date>
    <meta:editing-duration>P14DT41M33S</meta:editing-duration>
    <meta:editing-cycles>111</meta:editing-cycles>
    <meta:generator>LibreOffice/3.5$Linux_X86_64 LibreOffice_project/350m1$Build-2</meta:generator>
    <meta:print-date>2013-10-11T12:02:04</meta:print-date>
    <meta:document-statistic meta:table-count="0" meta:image-count="0" meta:object-count="0" meta:page-count="1" meta:paragraph-count="15" meta:word-count="178" meta:character-count="1187" meta:non-whitespace-character-count="1024"/>
  </office:meta>
</office:document-meta>
</file>